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NotmockEnforcerTest.uses_custom_enforcer_has_custom_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NotmockEnforcerTest.uses_custom_enforcer_disallows_mocks_of_types_in_this_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NotmockEnforcerTest.uses_custom_enforcer_allows_special_cased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